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15.875cm" style:rel-column-width="6119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Table_20_Contents">
      <style:text-properties fo:font-size="24pt" style:font-size-asian="24pt" style:font-size-complex="24pt"/>
    </style:style>
    <style:style style:name="P5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4pt" fo:letter-spacing="normal" style:font-name-asian="times new roman" style:font-size-asian="14pt" style:font-style-asian="normal" style:font-weight-asian="normal" style:font-size-complex="24pt"/>
    </style:style>
    <style:style style:name="P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2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6" style:family="text">
      <style:text-properties fo:color="#000000" style:font-name-complex="times new roman" style:font-size-complex="24pt" style:font-style-complex="normal" style:font-weight-complex="normal"/>
    </style:style>
    <style:style style:name="T7" style:family="text">
      <style:text-properties fo:color="#000000" style:font-name="times new roman" fo:font-size="14pt" fo:font-style="normal" fo:font-weight="normal"/>
    </style:style>
    <style:style style:name="T8" style:family="text">
      <style:text-properties fo:color="#000000" style:font-name-asian="times new roman" style:font-size-asian="14pt" style:font-style-asian="normal" style:font-weight-asian="normal"/>
    </style:style>
    <style:style style:name="T9" style:family="text">
      <style:text-properties style:font-name-complex="times new roman" style:font-size-complex="24pt" style:font-style-complex="normal" style:font-weight-complex="normal"/>
    </style:style>
    <style:style style:name="T10" style:family="text">
      <style:text-properties style:font-name-complex="times new roman" style:font-size-complex="14pt" style:font-style-complex="normal" style:font-weight-complex="normal"/>
    </style:style>
    <style:style style:name="T11" style:family="text">
      <style:text-properties style:font-name="times new roman" fo:font-size="12pt" fo:font-style="normal" fo:font-weight="normal"/>
    </style:style>
    <style:style style:name="T12" style:family="text">
      <style:text-properties style:font-name="times new roman" fo:font-size="14pt" fo:font-style="normal" fo:font-weight="normal"/>
    </style:style>
    <style:style style:name="T13" style:family="text">
      <style:text-properties style:font-name-asian="times new roman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5">myself/ diary / XXXX</text:p>
      <text:list xml:id="list4228517025460107021" text:style-name="L1">
        <text:list-item>
          <text:p text:style-name="P6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4"/>
          </table:table-cell>
          <table:table-cell table:style-name="表1.B1" office:value-type="string">
            <text:p text:style-name="P1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1"/>
      <text:list xml:id="list4311151333006070190" text:style-name="L2">
        <text:list-item>
          <text:p text:style-name="P14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4"/>
          </table:table-cell>
          <table:table-cell table:style-name="表2.B1" office:value-type="string">
            <text:p text:style-name="P1">방 청소[Sprzątanie~pokoju.</text:p>
            <text:p text:style-name="P1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p text:style-name="P1">//</text:p>
      <text:p text:style-name="P1"/>
      <text:p text:style-name="P1"/>
      <text:p text:style-name="P1"/>
      <text:p text:style-name="P1"/>
      <text:p text:style-name="P1"/>
      <text:p text:style-name="P2">===========================</text:p>
      <text:p text:style-name="P5">myself/ diary / XXXX</text:p>
      <text:list xml:id="list33577194" text:continue-list="list4228517025460107021" text:style-name="L1">
        <text:list-item>
          <text:p text:style-name="P7"><text:span text:style-name="T13">먹이주기 </text:span><text:span text:style-name="T12">: </text:span><text:span text:style-name="T13">돈 </text:span><text:span text:style-name="T12">~ / </text:span><text:span text:style-name="T13">류 </text:span><text:span text:style-name="T12">~ / </text:span><text:span text:style-name="T13">두 마리 </text:span><text:span text:style-name="T12">+</text:span></text:p>
        </text:list-item>
        <text:list-item>
          <text:p text:style-name="P8"><text:soft-page-break/>신변의 세들로한 것에 대해</text:p>
        </text:list-item>
        <text:list-item>
          <text:p text:style-name="P7"><text:span text:style-name="T12">питье'[-yoo:</text:span><text:span text:style-name="T13">마신다 </text:span><text:span text:style-name="T12">алкого'ля</text:span></text:p>
        </text:list-item>
        <text:list-item>
          <text:p text:style-name="P10">muzyka</text:p>
        </text:list-item>
        <text:list-item>
          <text:p text:style-name="P11"><text:span text:style-name="T6">عن الله</text:span><text:span text:style-name="T7">. ### AAn'laa[</text:span><text:span text:style-name="T8">신에</text:span><text:span text:style-name="T7">-</text:span><text:span text:style-name="T8">대해</text:span></text:p>
        </text:list-item>
        <text:list-item>
          <text:p text:style-name="P7"><text:span text:style-name="T9">عن الأشياء الصغيرة من حولي</text:span><text:span text:style-name="T11">. </text:span><text:span text:style-name="T12">### AAn'il'ashiyaaI[</text:span><text:span text:style-name="T13">사물에</text:span><text:span text:style-name="T12">-</text:span><text:span text:style-name="T13">대해 </text:span><text:span text:style-name="T12">/ 's^aghiyyati[</text:span><text:span text:style-name="T13">작은 </text:span><text:span text:style-name="T12">/ min-xawliy[</text:span><text:span text:style-name="T13">내</text:span><text:span text:style-name="T12">-</text:span><text:span text:style-name="T13">주위</text:span></text:p>
        </text:list-item>
        <text:list-item>
          <text:p text:style-name="P11"><text:span text:style-name="T6">در مورد تحقیق </text:span><text:span text:style-name="T7">### daar[about / moored[case / txqiyq[research</text:span></text:p>
        </text:list-item>
        <text:list-item>
          <text:p text:style-name="P9"><text:span text:style-name="T10">धर्म के। </text:span><text:span text:style-name="T12">### dharm[</text:span><text:span text:style-name="T13">종교 </text:span><text:span text:style-name="T12">/ ke[</text:span><text:span text:style-name="T13">의 </text:span><text:span text:style-name="T12">\\\ about religion</text:span></text:p>
        </text:list-item>
        <text:list-item>
          <text:p text:style-name="P12"><text:span text:style-name="T3">about miscellaneous things around me. \\\ </text:span><text:span text:style-name="T1">मेरे</text:span><text:span text:style-name="T3">[mere:my </text:span><text:span text:style-name="T1">चारों</text:span><text:span text:style-name="T3">[chaaron:</text:span><text:a xlink:type="simple" xlink:href="http://xn--wbsyb.jp/" office:target-frame-name="_blank" xlink:show="new" text:style-name="Internet_20_link" text:visited-style-name="Visited_20_Internet_20_Link"><text:span text:style-name="T5">四囲</text:span></text:a><text:a xlink:type="simple" xlink:href="http://xn--wbsyb.jp/" office:target-frame-name="_blank" xlink:show="new" text:style-name="Internet_20_link" text:visited-style-name="Visited_20_Internet_20_Link"><text:span text:style-name="T4">.jp</text:span></text:a><text:span text:style-name="T3"> </text:span><text:span text:style-name="T1">ओर</text:span><text:span text:style-name="T3">[oor:part </text:span><text:span text:style-name="T1">विविध</text:span><text:span text:style-name="T3">[vivid`:</text:span><text:span text:style-name="T2">다양한 </text:span><text:span text:style-name="T1">चीजों</text:span><text:span text:style-name="T3">[cheejon:</text:span><text:span text:style-name="T2">소지품 </text:span><text:span text:style-name="T1">के में</text:span><text:span text:style-name="T3">[mein:of</text:span><text:span text:style-name="T1">।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08T13:35:53.90</dc:date>
    <dc:creator>iwabuchi ken</dc:creator>
    <meta:editing-duration>PT29M22S</meta:editing-duration>
    <meta:editing-cycles>7</meta:editing-cycles>
    <meta:generator>OpenOffice/4.1.3$Win32 OpenOffice.org_project/413m1$Build-9783</meta:generator>
    <meta:document-statistic meta:table-count="2" meta:image-count="0" meta:object-count="0" meta:page-count="2" meta:paragraph-count="19" meta:word-count="348" meta:character-count="840"/>
  </office:meta>
</office:document-meta>
</file>